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sans-serif" svg:font-family="sans-serif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041in" fo:margin-left="0.4979in" fo:margin-right="0.3861in" table:align="margins"/>
    </style:style>
    <style:style style:name="Table3.A" style:family="table-column">
      <style:table-column-properties style:column-width="1.2347in" style:rel-column-width="1778*"/>
    </style:style>
    <style:style style:name="Table3.B" style:family="table-column">
      <style:table-column-properties style:column-width="1.7243in" style:rel-column-width="2483*"/>
    </style:style>
    <style:style style:name="Table3.C" style:family="table-column">
      <style:table-column-properties style:column-width="1.7347in" style:rel-column-width="2498*"/>
    </style:style>
    <style:style style:name="Table3.D" style:family="table-column">
      <style:table-column-properties style:column-width="1.3472in" style:rel-column-width="194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1" style:family="table">
      <style:table-properties style:width="5.8951in" fo:margin-left="0.4799in" fo:margin-right="0.55in" table:align="margins" style:shadow="none"/>
    </style:style>
    <style:style style:name="Table1.A" style:family="table-column">
      <style:table-column-properties style:column-width="1.8417in" style:rel-column-width="2654*"/>
    </style:style>
    <style:style style:name="Table1.B" style:family="table-column">
      <style:table-column-properties style:column-width="1.7097in" style:rel-column-width="2464*"/>
    </style:style>
    <style:style style:name="Table1.C" style:family="table-column">
      <style:table-column-properties style:column-width="2.3438in" style:rel-column-width="337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4898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.4898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Courier 10 Pitch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>
        <style:tab-stops>
          <style:tab-stop style:position="0.1937in"/>
        </style:tab-stops>
      </style:paragraph-properties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.2854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.2854in" fo:margin-right="0in" fo:text-align="start" style:justify-single-word="false" fo:text-indent="0in" style:auto-text-indent="false">
        <style:tab-stops>
          <style:tab-stop style:position="0.2654in"/>
        </style:tab-stops>
      </style:paragraph-properties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2854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22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23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4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5" style:family="paragraph">
      <style:paragraph-properties fo:margin-left="0in" fo:margin-right="0in" fo:margin-top="0in" fo:margin-bottom="0in" fo:line-height="100%" text:enable-numbering="false" fo:text-indent="0in"/>
    </style:style>
    <style:style style:name="P26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7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font-name="sans-serif" fo:font-size="9.55000019073486pt" fo:letter-spacing="normal" fo:font-style="normal" fo:font-weight="bold"/>
    </style:style>
    <style:style style:name="T4" style:family="text">
      <style:text-properties fo:font-variant="normal" fo:text-transform="none" fo:color="#000000" style:font-name="sans-serif" fo:font-size="9.55000019073486pt" fo:letter-spacing="normal" fo:font-style="normal" fo:font-weight="normal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sans-serif" fo:font-size="9.55000019073486pt" fo:letter-spacing="normal" fo:font-style="normal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size-asian="10.5pt" style:font-size-complex="12pt"/>
    </style:style>
    <style:style style:name="T8" style:family="text">
      <style:text-properties style:text-underline-style="none"/>
    </style:style>
    <style:style style:name="T9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218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218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218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2173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218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2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2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9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9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9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nguages and Machines</text:p>
      <text:p text:style-name="P2">Chap 5 (pp 184-186): 1abcd, 12, 13, 22d, 23, 25d. </text:p>
      <text:p text:style-name="P4"/>
      <text:p text:style-name="P6"><draw:g text:anchor-type="paragraph" draw:z-index="0" draw:style-name="gr1"><draw:custom-shape draw:style-name="gr2" draw:text-style-name="P23" draw:id="id1" svg:width="0.5287in" svg:height="0.528in" svg:x="0.9858in" svg:y="0.55in"><text:p text:style-name="P22"><text:span text:style-name="T9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" draw:text-style-name="P23" draw:id="id2" svg:width="0.5287in" svg:height="0.528in" svg:x="0.9858in" svg:y="1.6059in"><text:p text:style-name="P22"><text:span text:style-name="T9">q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4" draw:text-style-name="P23" draw:id="id3" svg:width="0.5287in" svg:height="0.528in" svg:x="2.0421in" svg:y="1.6059in"><text:p text:style-name="P22"><text:span text:style-name="T9">q2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5" draw:text-style-name="P24" draw:type="line" svg:x1="1.2492in" svg:y1="1.0776in" svg:x2="1.2492in" svg:y2="1.6059in" draw:start-shape="id1" draw:start-glue-point="8" draw:end-shape="id2" draw:end-glue-point="4" svg:d="m1799 1552v761"><text:p/></draw:connector><draw:connector draw:style-name="gr6" draw:text-style-name="P24" draw:type="curve" svg:x1="1.0622in" svg:y1="0.3193in" svg:x2="1.4366in" svg:y2="0.3193in" draw:start-shape="id1" draw:start-glue-point="5" draw:end-shape="id1" draw:end-glue-point="11" svg:d="m1530 902c0-589 539-589 539 0"><text:p/></draw:connector><draw:connector draw:style-name="gr7" draw:text-style-name="P24" draw:type="curve" svg:x1="1.513in" svg:y1="1.8693in" svg:x2="2.0421in" svg:y2="1.8693in" draw:start-shape="id2" draw:start-glue-point="10" draw:end-shape="id3" draw:end-glue-point="6" svg:d="m2179 2692h762"><text:p/></draw:connector><draw:connector draw:style-name="gr8" draw:text-style-name="P24" draw:type="line" svg:x1="2.3055in" svg:y1="1.6063in" svg:x2="1.4366in" svg:y2="1in" draw:start-shape="id3" draw:start-glue-point="4" draw:end-shape="id1" draw:end-glue-point="9" svg:d="m3320 2313-1251-873"><text:p/></draw:connector><draw:frame draw:style-name="gr9" draw:text-style-name="P26" svg:width="0.5004in" svg:height="0.3169in" svg:x="1.3402in" svg:y="0.1339in"><draw:text-box><text:p text:style-name="P25"><text:span text:style-name="T9">a</text:span></text:p></draw:text-box></draw:frame><draw:frame draw:style-name="gr10" draw:text-style-name="P26" svg:width="0.4217in" svg:height="0.3169in" svg:x="0.9185in" svg:y="1.161in"><draw:text-box><text:p text:style-name="P25"><text:span text:style-name="T9">b</text:span></text:p></draw:text-box></draw:frame><draw:frame draw:style-name="gr11" draw:text-style-name="P26" svg:width="0.5004in" svg:height="0.3169in" svg:x="0.5902in" svg:y="1.8839in"><draw:text-box><text:p text:style-name="P25"><text:span text:style-name="T9">b</text:span></text:p></draw:text-box></draw:frame><draw:frame draw:style-name="gr12" draw:text-style-name="P26" svg:width="0.4441in" svg:height="0.3161in" svg:x="1.6465in" svg:y="1.8701in"><draw:text-box><text:p text:style-name="P25"><text:span text:style-name="T9">a</text:span></text:p></draw:text-box></draw:frame><draw:frame draw:style-name="gr13" draw:text-style-name="P26" svg:width="0.5004in" svg:height="0.3169in" svg:x="1.8402in" svg:y="1.1339in"><draw:text-box><text:p text:style-name="P25"><text:span text:style-name="T9">b</text:span></text:p></draw:text-box></draw:frame><draw:connector draw:style-name="gr14" draw:text-style-name="P24" draw:type="curve" svg:x1="0.7547in" svg:y1="2.0559in" svg:x2="0.7547in" svg:y2="1.6823in" draw:start-shape="id2" draw:start-glue-point="7" draw:end-shape="id2" draw:end-glue-point="5" svg:d="m1530 2961c-591 0-591-538 0-538"><text:p/></draw:connector><draw:connector draw:style-name="gr15" draw:text-style-name="P24" draw:type="curve" svg:x1="2.4929in" svg:y1="2.0559in" svg:x2="2.3055in" svg:y2="2.3594in" draw:start-shape="id3" draw:start-glue-point="9" draw:end-shape="id3" draw:end-glue-point="8" svg:d="m3590 2961c0 592-270 536-270 112"><text:p/></draw:connector><draw:frame draw:style-name="gr16" draw:text-style-name="P26" svg:width="0.5004in" svg:height="0.3488in" svg:x="2.472in" svg:y="2.102in"><draw:text-box><text:p text:style-name="P25"><text:span text:style-name="T9">a</text:span></text:p></draw:text-box></draw:frame><draw:custom-shape draw:style-name="gr17" draw:text-style-name="P23" svg:width="0.3441in" svg:height="0.3441in" svg:x="2.1299in" svg:y="1.7in"><text:p text:style-name="P22"><text:span text:style-name="T9">q2</text:span></text:p><draw:enhanced-geometry svg:viewBox="0 0 21600 21600" draw:glue-points="10800 0 3160 3160 0 10800 3160 18440 10800 21600 18440 18440 21600 10800 18440 3160" draw:text-areas="3200 3200 18400 18400" draw:type="ellipse"/></draw:custom-shape></draw:g>1.</text:p>
      <text:p text:style-name="P10">(a)</text:p>
      <text:p text:style-name="P12"><text:s/></text:p>
      <text:p text:style-name="Standard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>(b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">[q0, abaa]</text:p>
            <text:p text:style-name="P20">⊢ [q0, baa]</text:p>
            <text:p text:style-name="P20">⊢ [q1, aa]</text:p>
            <text:p text:style-name="P20">⊢ [q2, a]</text:p>
            <text:p text:style-name="P19"><text:span text:style-name="T7">⊢ [q2, </text:span><text:span text:style-name="T3">λ</text:span><text:span text:style-name="T7">]</text:span></text:p>
            <text:p text:style-name="P19"><text:span text:style-name="T7">accepts</text:span></text:p>
          </table:table-cell>
          <table:table-cell table:style-name="Table3.A1" office:value-type="string">
            <text:p text:style-name="P20">[q0, bbbabb]</text:p>
            <text:p text:style-name="P20">⊢ [q1, bbabb]</text:p>
            <text:p text:style-name="P20">⊢ [q1, babb]</text:p>
            <text:p text:style-name="P20">⊢ [q1, abb]</text:p>
            <text:p text:style-name="P20">⊢ [q2, bb]</text:p>
            <text:p text:style-name="P20">⊢ [q0, b]</text:p>
            <text:p text:style-name="P19"><text:span text:style-name="T7">⊢ [q1, </text:span><text:span text:style-name="T3">λ</text:span><text:span text:style-name="T4">]</text:span></text:p>
            <text:p text:style-name="P19"><text:span text:style-name="T4">rejects</text:span></text:p>
          </table:table-cell>
          <table:table-cell table:style-name="Table3.A1" office:value-type="string">
            <text:p text:style-name="P20">[q0, bababa]</text:p>
            <text:p text:style-name="P20">⊢ [q1, ababa]</text:p>
            <text:p text:style-name="P20">⊢ [q2, baba]</text:p>
            <text:p text:style-name="P20">⊢ [q0, aba]</text:p>
            <text:p text:style-name="P20">⊢ [q0, ba]</text:p>
            <text:p text:style-name="P20">⊢ [q1, a]</text:p>
            <text:p text:style-name="P20">⊢ [q2, <text:span text:style-name="T3">λ</text:span><text:span text:style-name="T5">]</text:span></text:p>
            <text:p text:style-name="P20"><text:span text:style-name="T5">accepts</text:span></text:p>
            <text:p text:style-name="P20"/>
          </table:table-cell>
          <table:table-cell table:style-name="Table3.D1" office:value-type="string">
            <text:p text:style-name="P20">[q0, bbbaa]</text:p>
            <text:p text:style-name="P20">⊢ [q1, bbaa]</text:p>
            <text:p text:style-name="P20">⊢ [q1, baa]</text:p>
            <text:p text:style-name="P20">⊢ [q1, aa]</text:p>
            <text:p text:style-name="P20">⊢ [q2, a]</text:p>
            <text:p text:style-name="P20">⊢ [q2, <text:span text:style-name="T3">λ</text:span><text:span text:style-name="T5">]</text:span></text:p>
            <text:p text:style-name="P20"><text:span text:style-name="T5">accepts</text:span></text:p>
          </table:table-cell>
        </table:table-row>
      </table:table>
      <text:p text:style-name="P14"/>
      <text:p text:style-name="P10">(c)</text:p>
      <text:p text:style-name="P13">See above.</text:p>
      <text:p text:style-name="P10">(d)</text:p>
      <text:p text:style-name="P13">(a*b+a+)(ba*b+a+)*</text:p>
      <text:p text:style-name="P6">12.</text:p>
      <text:p text:style-name="P10"><draw:g text:anchor-type="paragraph" draw:z-index="1" draw:style-name="gr1"><draw:custom-shape draw:style-name="gr18" draw:text-style-name="P23" draw:id="id5" svg:width="0.528in" svg:height="0.528in" svg:x="0.2957in" svg:y="0.652in"><text:p text:style-name="P22"><text:span text:style-name="T9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19" draw:text-style-name="P23" draw:id="id4" svg:width="0.4217in" svg:height="0.3953in" svg:x="0.363in" svg:y="0.7197in"><text:p text:style-name="P22"><text:span text:style-name="T9">q0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20" draw:text-style-name="P24" draw:type="curve" svg:x1="0.5728in" svg:y1="0.4224in" svg:x2="0.372in" svg:y2="0.7287in" draw:start-shape="id4" draw:start-glue-point="4" draw:end-shape="id5" draw:end-glue-point="5" svg:d="m825 1036c0-570-289-576-289 13"><text:p/></draw:connector><draw:frame draw:style-name="gr21" draw:text-style-name="P26" svg:width="0.2906in" svg:height="0.2835in" svg:x="0.5323in" svg:y="0.3945in"><draw:text-box><text:p text:style-name="P25"><text:span text:style-name="T9">b</text:span></text:p></draw:text-box></draw:frame><draw:custom-shape draw:style-name="gr22" draw:text-style-name="P23" draw:id="id6" svg:width="0.528in" svg:height="0.528in" svg:x="1.2957in" svg:y="0.652in"><text:p text:style-name="P22"><text:span text:style-name="T9">q1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23" draw:text-style-name="P24" draw:type="curve" svg:x1="0.7457in" svg:y1="0.4217in" svg:x2="1.372in" svg:y2="0.4217in" draw:start-shape="id5" draw:start-glue-point="11" draw:end-shape="id6" draw:end-glue-point="5" svg:d="m1074 1049c0-589 902-589 902 0"><text:p/></draw:connector><draw:frame draw:style-name="gr24" draw:text-style-name="P26" svg:width="0.2913in" svg:height="0.2835in" svg:x="0.9028in" svg:y="0.5083in"><draw:text-box><text:p text:style-name="P25"><text:span text:style-name="T9">a</text:span></text:p></draw:text-box></draw:frame><draw:connector draw:style-name="gr25" draw:text-style-name="P24" draw:type="line" svg:x1="1.372in" svg:y1="1.102in" svg:x2="0.7457in" svg:y2="1.102in" draw:start-shape="id6" draw:start-glue-point="7" draw:end-shape="id5" draw:end-glue-point="9" svg:d="m1976 1587h-902"><text:p/></draw:connector><draw:frame draw:style-name="gr26" draw:text-style-name="P26" svg:width="0.2913in" svg:height="0.2835in" svg:x="0.9937in" svg:y="1.048in"><draw:text-box><text:p text:style-name="P25"><text:span text:style-name="T9">b</text:span></text:p></draw:text-box></draw:frame><draw:custom-shape draw:style-name="gr27" draw:text-style-name="P23" draw:id="id7" svg:width="0.528in" svg:height="0.528in" svg:x="1.2957in" svg:y="1.652in"><text:p text:style-name="P22"><text:span text:style-name="T9">q2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28" draw:text-style-name="P24" draw:type="line" svg:x1="1.5591in" svg:y1="1.1799in" svg:x2="1.5591in" svg:y2="1.652in" draw:start-shape="id6" draw:start-glue-point="8" draw:end-shape="id7" draw:end-glue-point="4" svg:d="m2245 1699v680"><text:p/></draw:connector><draw:frame draw:style-name="gr29" draw:text-style-name="P26" svg:width="0.2913in" svg:height="0.2835in" svg:x="1.3236in" svg:y="1.1799in"><draw:text-box><text:p text:style-name="P25"><text:span text:style-name="T9">a</text:span></text:p></draw:text-box></draw:frame><draw:connector draw:style-name="gr30" draw:text-style-name="P24" draw:type="line" svg:x1="1.2957in" svg:y1="1.9154in" svg:x2="0.5591in" svg:y2="1.1799in" draw:start-shape="id7" draw:start-glue-point="6" draw:end-shape="id5" draw:end-glue-point="8" svg:d="m1866 2758-1061-1059"><text:p/></draw:connector><draw:frame draw:style-name="gr31" draw:text-style-name="P26" svg:width="0.2913in" svg:height="0.2835in" svg:x="0.8122in" svg:y="1.5346in"><draw:text-box><text:p text:style-name="P25"><text:span text:style-name="T9">b</text:span></text:p></draw:text-box></draw:frame><draw:custom-shape draw:style-name="gr32" draw:text-style-name="P23" draw:id="id8" svg:width="0.5287in" svg:height="0.528in" svg:x="2.3236in" svg:y="1.652in"><text:p text:style-name="P22"><text:span text:style-name="T9">q3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3" draw:text-style-name="P24" draw:type="line" svg:x1="1.8236in" svg:y1="1.9154in" svg:x2="2.3236in" svg:y2="1.9154in" draw:start-shape="id7" draw:start-glue-point="10" draw:end-shape="id8" draw:end-glue-point="6" svg:d="m2626 2758h720"><text:p/></draw:connector><draw:frame draw:style-name="gr34" draw:text-style-name="P26" svg:width="0.2913in" svg:height="0.2835in" svg:x="1.8618in" svg:y="1.6843in"><draw:text-box><text:p text:style-name="P25"><text:span text:style-name="T9">a</text:span></text:p></draw:text-box></draw:frame><draw:connector draw:style-name="gr35" draw:text-style-name="P24" draw:type="curve" svg:x1="2.774in" svg:y1="1.7283in" svg:x2="2.5866in" svg:y2="1.4264in" draw:start-shape="id8" draw:start-glue-point="11" draw:end-shape="id8" draw:end-glue-point="4" svg:d="m3995 2489c0-589-270-534-270-110"><text:p/></draw:connector><draw:frame draw:style-name="gr36" draw:text-style-name="P26" svg:width="0.5413in" svg:height="0.2835in" svg:x="2.7823in" svg:y="1.3945in"><draw:text-box><text:p text:style-name="P25"><text:span text:style-name="T9">a, b</text:span></text:p></draw:text-box></draw:frame></draw:g>Q = {q0, q1, q2, q3}<text:tab/><text:tab/>Sigma = {a,b} <text:tab/>F = {q0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18">13.</text:p>
      <text:p text:style-name="P15">Q = {q0...q6} <text:tab/><text:tab/>Sigma = {a,b}<text:tab/><text:tab/>F = {q5}</text:p>
      <text:p text:style-name="P17"><draw:g text:anchor-type="paragraph" draw:z-index="2" draw:style-name="gr1"><draw:custom-shape draw:style-name="gr37" draw:text-style-name="P23" draw:id="id9" svg:width="0.5287in" svg:height="0.528in" svg:x="0.7299in" svg:y="0.1063in"><text:p text:style-name="P22"><text:span text:style-name="T9">q0</text:span></text:p><text:p text:style-name="P22"><text:span text:style-name="T9">even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8" draw:text-style-name="P23" draw:id="id10" svg:width="0.528in" svg:height="0.528in" svg:x="1.7583in" svg:y="0.1063in"><text:p text:style-name="P22"><text:span text:style-name="T9">q2</text:span></text:p><text:p text:style-name="P22"><text:span text:style-name="T9">odd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9" draw:text-style-name="P24" draw:type="line" svg:x1="1.1807in" svg:y1="0.5563in" svg:x2="1.835in" svg:y2="0.5563in" draw:start-shape="id9" draw:start-glue-point="9" draw:end-shape="id10" draw:end-glue-point="7" svg:d="m1700 801h942"><text:p/></draw:connector><draw:frame draw:style-name="gr40" draw:text-style-name="P26" svg:width="0.2913in" svg:height="0.2835in" svg:x="1.4437in" svg:y="0.3028in"><draw:text-box><text:p text:style-name="P25"><text:span text:style-name="T9">b</text:span></text:p></draw:text-box></draw:frame><draw:frame draw:style-name="gr41" draw:text-style-name="P26" svg:width="0.2906in" svg:height="0.2835in" svg:x="0.9425in" svg:y="0.6846in"><draw:text-box><text:p text:style-name="P25"><text:span text:style-name="T9">a</text:span></text:p></draw:text-box></draw:frame><draw:custom-shape draw:style-name="gr42" draw:text-style-name="P23" draw:id="id11" svg:width="0.528in" svg:height="0.528in" svg:x="2.7583in" svg:y="0.1063in"><text:p text:style-name="P22"><text:span text:style-name="T9">q4</text:span></text:p><text:p text:style-name="P22"><text:span text:style-name="T9">even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43" draw:text-style-name="P24" draw:type="line" svg:x1="2.2862in" svg:y1="0.3697in" svg:x2="2.7583in" svg:y2="0.3697in" draw:start-shape="id10" draw:start-glue-point="10" draw:end-shape="id11" draw:end-glue-point="6" svg:d="m3292 532h680"><text:p/></draw:connector><draw:frame draw:style-name="gr44" draw:text-style-name="P26" svg:width="0.2913in" svg:height="0.2835in" svg:x="2.337in" svg:y="0.1106in"><draw:text-box><text:p text:style-name="P25"><text:span text:style-name="T9">b</text:span></text:p></draw:text-box></draw:frame><draw:frame draw:style-name="gr45" draw:text-style-name="P27" svg:width="0.2504in" svg:height="0.3488in" svg:x="0.2862in" svg:y="-0.3937in"><draw:text-box><text:p/></draw:text-box></draw:frame><draw:frame draw:style-name="gr46" draw:text-style-name="P26" svg:width="0.4886in" svg:height="0.2835in" svg:x="2.7972in" svg:y="0.6634in"><draw:text-box><text:p text:style-name="P25"><text:span text:style-name="T9">a, b</text:span></text:p></draw:text-box></draw:frame><draw:custom-shape draw:style-name="gr47" draw:text-style-name="P23" draw:id="id12" svg:width="0.528in" svg:height="0.5287in" svg:x="0.7189in" svg:y="1.1173in"><text:p text:style-name="P22"><text:span text:style-name="T9">q1</text:span></text:p><text:p text:style-name="P22"><text:span text:style-name="T9">odd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onnector draw:style-name="gr48" draw:text-style-name="P24" draw:type="line" svg:x1="0.9929in" svg:y1="0.6343in" svg:x2="0.9827in" svg:y2="1.1177in" draw:start-shape="id9" draw:start-glue-point="8" draw:end-shape="id12" svg:d="m1430 913-15 696"><text:p/></draw:connector><draw:connector draw:style-name="gr49" draw:text-style-name="P24" draw:type="line" svg:x1="0.7953in" svg:y1="1.1937in" svg:x2="0.8063in" svg:y2="0.5563in" draw:start-shape="id12" draw:start-glue-point="5" draw:end-shape="id9" draw:end-glue-point="7" svg:d="m1145 1719 16-918"><text:p/></draw:connector><draw:frame draw:style-name="gr50" draw:text-style-name="P26" svg:width="0.2913in" svg:height="0.2835in" svg:x="1.3in" svg:y="-0.0783in"><draw:text-box><text:p text:style-name="P25"><text:span text:style-name="T9">a</text:span></text:p></draw:text-box></draw:frame><draw:custom-shape draw:style-name="gr51" draw:text-style-name="P23" draw:id="id13" svg:width="0.528in" svg:height="0.528in" svg:x="2.7862in" svg:y="1.0783in"><text:p text:style-name="P22"><text:span text:style-name="T9">odd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52" draw:text-style-name="P24" draw:type="line" svg:x1="3.2083in" svg:y1="0.5563in" svg:x2="3.2362in" svg:y2="1.1547in" draw:start-shape="id11" draw:start-glue-point="9" draw:end-shape="id13" draw:end-glue-point="11" svg:d="m4620 801 40 862"><text:p/></draw:connector><draw:custom-shape draw:style-name="gr53" draw:text-style-name="P23" draw:id="id14" svg:width="0.528in" svg:height="0.528in" svg:x="2.7862in" svg:y="2.1063in"><text:p text:style-name="P22"><text:span text:style-name="T9">q6</text:span></text:p><text:p text:style-name="P22"><text:span text:style-name="T9">even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54" draw:text-style-name="P24" draw:type="line" svg:x1="3.2362in" svg:y1="2.1827in" svg:x2="3.2362in" svg:y2="1.5283in" draw:start-shape="id14" draw:start-glue-point="11" draw:end-shape="id13" draw:end-glue-point="9" svg:d="m4660 3143v-942"><text:p/></draw:connector><draw:connector draw:style-name="gr55" draw:text-style-name="P24" draw:type="line" svg:x1="2.8626in" svg:y1="1.5283in" svg:x2="2.8626in" svg:y2="2.1827in" draw:start-shape="id13" draw:start-glue-point="7" draw:end-shape="id14" draw:end-glue-point="5" svg:d="m4122 2201v942"><text:p/></draw:connector><draw:frame draw:style-name="gr56" draw:text-style-name="P26" svg:width="0.5413in" svg:height="0.2835in" svg:x="3.1681in" svg:y="1.7028in"><draw:text-box><text:p text:style-name="P25"><text:span text:style-name="T9">a, b</text:span></text:p></draw:text-box></draw:frame><draw:frame draw:style-name="gr57" draw:text-style-name="P26" svg:width="0.5413in" svg:height="0.2835in" svg:x="2.4555in" svg:y="1.6106in"><draw:text-box><text:p text:style-name="P25"><text:span text:style-name="T9">a, b</text:span></text:p></draw:text-box></draw:frame><draw:custom-shape draw:style-name="gr58" draw:text-style-name="P23" draw:id="id16" svg:width="0.4331in" svg:height="0.4323in" svg:x="2.826in" svg:y="1.1181in"><text:p text:style-name="P22"><text:span text:style-name="T9">q5</text:span></text:p><text:p text:style-name="P22"><text:span text:style-name="T9">odd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59" draw:text-style-name="P24" draw:type="line" svg:x1="1.1689in" svg:y1="1.1937in" svg:x2="1.835in" svg:y2="1.1827in" draw:start-shape="id12" draw:start-glue-point="11" draw:end-shape="id15" draw:end-glue-point="5" svg:d="m1683 1719 959-16"><text:p/></draw:connector><draw:frame draw:style-name="gr60" draw:text-style-name="P26" svg:width="0.2913in" svg:height="0.2835in" svg:x="0.5488in" svg:y="0.8035in"><draw:text-box><text:p text:style-name="P25"><text:span text:style-name="T9">a</text:span></text:p></draw:text-box></draw:frame><draw:frame draw:style-name="gr61" draw:text-style-name="P26" svg:width="0.2913in" svg:height="0.2835in" svg:x="1.4146in" svg:y="0.961in"><draw:text-box><text:p text:style-name="P25"><text:span text:style-name="T9">b</text:span></text:p></draw:text-box></draw:frame><draw:custom-shape draw:style-name="gr62" draw:text-style-name="P23" draw:id="id15" svg:width="0.528in" svg:height="0.528in" svg:x="1.7583in" svg:y="1.1063in"><text:p text:style-name="P22"><text:span text:style-name="T9">q3</text:span></text:p><text:p text:style-name="P22"><text:span text:style-name="T9">even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63" draw:text-style-name="P24" draw:type="line" svg:x1="1.835in" svg:y1="0.1827in" svg:x2="1.1807in" svg:y2="0.1827in" draw:start-shape="id10" draw:start-glue-point="5" draw:end-shape="id9" draw:end-glue-point="11" svg:d="m2642 263h-942"><text:p/></draw:connector><draw:connector draw:style-name="gr64" draw:text-style-name="P24" draw:type="line" svg:x1="1.835in" svg:y1="1.5563in" svg:x2="1.1689in" svg:y2="1.5681in" draw:start-shape="id15" draw:start-glue-point="7" draw:end-shape="id12" draw:end-glue-point="9" svg:d="m2642 2241-959 17"><text:p/></draw:connector><draw:frame draw:style-name="gr65" draw:text-style-name="P26" svg:width="0.2913in" svg:height="0.2835in" svg:x="1.2862in" svg:y="1.3209in"><draw:text-box><text:p text:style-name="P25"><text:span text:style-name="T9">a</text:span></text:p></draw:text-box></draw:frame><draw:connector draw:style-name="gr66" draw:text-style-name="P24" draw:type="line" svg:x1="2.2083in" svg:y1="1.1827in" svg:x2="2.8882in" svg:y2="1.1807in" draw:start-shape="id15" draw:start-glue-point="11" draw:end-shape="id16" draw:end-glue-point="5" svg:d="m3180 1703 979-3"><text:p/></draw:connector><draw:frame draw:style-name="gr67" draw:text-style-name="P26" svg:width="0.2913in" svg:height="0.2835in" svg:x="2.4953in" svg:y="0.9346in"><draw:text-box><text:p text:style-name="P25"><text:span text:style-name="T9">b</text:span></text:p></draw:text-box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draw:g text:anchor-type="paragraph" draw:z-index="3" draw:style-name="gr1"><draw:custom-shape draw:style-name="gr68" draw:text-style-name="P23" draw:id="id17" svg:width="0.528in" svg:height="0.528in" svg:x="2.4909in" svg:y="0.2047in"><text:p text:style-name="P22"><text:span text:style-name="T9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69" draw:text-style-name="P23" draw:id="id18" svg:width="0.528in" svg:height="0.528in" svg:x="2.4909in" svg:y="1.1772in"><text:p text:style-name="P22"><text:span text:style-name="T9">q5</text:span></text:p><text:p text:style-name="P22"><text:span text:style-name="T9">fail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70" draw:text-style-name="P23" draw:id="id19" svg:width="0.528in" svg:height="0.528in" svg:x="3.463in" svg:y="0.2047in"><text:p text:style-name="P22"><text:span text:style-name="T9">q1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71" draw:text-style-name="P24" draw:type="line" svg:x1="2.5673in" svg:y1="0.6547in" svg:x2="2.5673in" svg:y2="1.2531in" draw:start-shape="id17" draw:start-glue-point="7" draw:end-shape="id18" draw:end-glue-point="5" svg:d="m3697 943v862"><text:p/></draw:connector><draw:connector draw:style-name="gr72" draw:text-style-name="P24" draw:type="line" svg:x1="2.9409in" svg:y1="0.2811in" svg:x2="3.5394in" svg:y2="0.2811in" draw:start-shape="id17" draw:start-glue-point="11" draw:end-shape="id19" draw:end-glue-point="5" svg:d="m4235 405h862"><text:p/></draw:connector><draw:frame draw:style-name="gr73" draw:text-style-name="P26" svg:width="0.2913in" svg:height="0.2835in" svg:x="2.95in" svg:y="0.0118in"><draw:text-box><text:p text:style-name="P25"><text:span text:style-name="T9">a</text:span></text:p></draw:text-box></draw:frame><draw:frame draw:style-name="gr74" draw:text-style-name="P26" svg:width="0.2913in" svg:height="0.2835in" svg:x="2.5154in" svg:y="0.8228in"><draw:text-box><text:p text:style-name="P25"><text:span text:style-name="T9">b</text:span></text:p></draw:text-box></draw:frame><draw:connector draw:style-name="gr75" draw:text-style-name="P24" draw:type="line" svg:x1="3.5394in" svg:y1="0.6547in" svg:x2="2.9409in" svg:y2="1.2531in" draw:start-shape="id19" draw:start-glue-point="7" draw:end-shape="id18" draw:end-glue-point="11" svg:d="m5097 943-862 862"><text:p/></draw:connector><draw:frame draw:style-name="gr76" draw:text-style-name="P26" svg:width="0.2913in" svg:height="0.2835in" svg:x="2.9512in" svg:y="0.8272in"><draw:text-box><text:p text:style-name="P25"><text:span text:style-name="T9">b</text:span></text:p></draw:text-box></draw:frame><draw:custom-shape draw:style-name="gr77" draw:text-style-name="P23" draw:id="id20" svg:width="0.528in" svg:height="0.528in" svg:x="3.463in" svg:y="1.2047in"><text:p text:style-name="P22"><text:span text:style-name="T9">q2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78" draw:text-style-name="P24" draw:type="line" svg:x1="3.913in" svg:y1="1.2811in" svg:x2="3.913in" svg:y2="0.6547in" draw:start-shape="id20" draw:start-glue-point="11" draw:end-shape="id19" draw:end-glue-point="9" svg:d="m5635 1845v-902"><text:p/></draw:connector><draw:connector draw:style-name="gr79" draw:text-style-name="P24" draw:type="line" svg:x1="3.5394in" svg:y1="0.6547in" svg:x2="3.5394in" svg:y2="1.2811in" draw:start-shape="id19" draw:start-glue-point="7" draw:end-shape="id20" draw:end-glue-point="5" svg:d="m5097 943v902"><text:p/></draw:connector><draw:frame draw:style-name="gr80" draw:text-style-name="P26" svg:width="0.2913in" svg:height="0.2835in" svg:x="3.4909in" svg:y="0.8626in"><draw:text-box><text:p text:style-name="P25"><text:span text:style-name="T9">a</text:span></text:p></draw:text-box></draw:frame><draw:frame draw:style-name="gr81" draw:text-style-name="P26" svg:width="0.2913in" svg:height="0.2835in" svg:x="3.8457in" svg:y="0.7445in"><draw:text-box><text:p text:style-name="P25"><text:span text:style-name="T9">a</text:span></text:p></draw:text-box></draw:frame><draw:custom-shape draw:style-name="gr82" draw:text-style-name="P23" draw:id="id21" svg:width="0.528in" svg:height="0.528in" svg:x="3.463in" svg:y="2.0335in"><text:p text:style-name="P22"><text:span text:style-name="T9">q3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83" draw:text-style-name="P24" draw:type="line" svg:x1="3.913in" svg:y1="1.6547in" svg:x2="3.913in" svg:y2="2.1094in" draw:start-shape="id20" draw:start-glue-point="9" draw:end-shape="id21" draw:end-glue-point="11" svg:d="m5635 2383v655"><text:p/></draw:connector><draw:frame draw:style-name="gr84" draw:text-style-name="P26" svg:width="0.2913in" svg:height="0.2835in" svg:x="3.8717in" svg:y="1.7047in"><draw:text-box><text:p text:style-name="P25"><text:span text:style-name="T9">b</text:span></text:p></draw:text-box></draw:frame><draw:connector draw:style-name="gr85" draw:text-style-name="P24" draw:type="line" svg:x1="3.5394in" svg:y1="2.1098in" svg:x2="2.9409in" svg:y2="1.6272in" draw:start-shape="id21" draw:start-glue-point="5" draw:end-shape="id18" draw:end-glue-point="9" svg:d="m5097 3038-862-695"><text:p/></draw:connector><draw:frame draw:style-name="gr86" draw:text-style-name="P26" svg:width="0.2913in" svg:height="0.2835in" svg:x="3.0421in" svg:y="1.5728in"><draw:text-box><text:p text:style-name="P25"><text:span text:style-name="T9">a</text:span></text:p></draw:text-box></draw:frame><draw:custom-shape draw:style-name="gr87" draw:text-style-name="P23" draw:id="id22" svg:width="0.528in" svg:height="0.528in" svg:x="4.3709in" svg:y="2.0335in"><text:p text:style-name="P22"><text:span text:style-name="T9">q2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88" draw:text-style-name="P23" svg:width="0.3441in" svg:height="0.3441in" svg:x="4.4575in" svg:y="2.128in"><text:p text:style-name="P22"><text:span text:style-name="T9">q4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89" draw:text-style-name="P24" draw:type="line" svg:x1="3.9909in" svg:y1="2.2965in" svg:x2="4.3709in" svg:y2="2.2965in" draw:start-shape="id21" draw:start-glue-point="10" draw:end-shape="id22" draw:end-glue-point="6" svg:d="m5747 3307h547"><text:p/></draw:connector><draw:frame draw:style-name="gr90" draw:text-style-name="P26" svg:width="0.2913in" svg:height="0.2835in" svg:x="3.9512in" svg:y="2.2618in"><draw:text-box><text:p text:style-name="P25"><text:span text:style-name="T9">b</text:span></text:p></draw:text-box></draw:frame><draw:connector draw:style-name="gr91" draw:text-style-name="P24" draw:type="curve" svg:x1="4.6339in" svg:y1="2.0335in" svg:x2="3.9909in" svg:y2="0.4681in" draw:start-shape="id22" draw:start-glue-point="4" draw:end-shape="id19" draw:end-glue-point="10" svg:d="m6673 2928c0-1503-308-2254-926-2254"><text:p/></draw:connector><draw:frame draw:style-name="gr92" draw:text-style-name="P26" svg:width="0.2906in" svg:height="0.2835in" svg:x="4.2409in" svg:y="0.4154in"><draw:text-box><text:p text:style-name="P25"><text:span text:style-name="T9">a</text:span></text:p></draw:text-box></draw:frame><draw:connector draw:style-name="gr93" draw:text-style-name="P24" draw:type="curve" svg:x1="2.5673in" svg:y1="1.6268in" svg:x2="2.2654in" svg:y2="1.4402in" draw:start-shape="id18" draw:start-glue-point="7" draw:end-shape="id18" draw:end-glue-point="6" svg:d="m3697 2343c-589 0-534-269-110-269"><text:p/></draw:connector><draw:frame draw:style-name="gr94" draw:text-style-name="P26" svg:width="0.5413in" svg:height="0.2835in" svg:x="2.0819in" svg:y="1.5516in"><draw:text-box><text:p text:style-name="P25"><text:span text:style-name="T9">a, b</text:span></text:p></draw:text-box></draw:frame></draw:g>22.</text:p>
      <text:p text:style-name="P16">(d)</text:p>
      <text:p text:style-name="P13">((aa)+bb)*</text:p>
      <text:p text:style-name="P13">Q = {q0..q5}</text:p>
      <text:p text:style-name="P13">Sigma = {a,b}</text:p>
      <text:p text:style-name="P13">F = {q4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23.</text:p>
      <text:p text:style-name="P10">(a)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t</text:p>
          </table:table-cell>
          <table:table-cell table:style-name="Table1.A1" office:value-type="string">
            <text:p text:style-name="P21">a</text:p>
          </table:table-cell>
          <table:table-cell table:style-name="Table1.C1" office:value-type="string">
            <text:p text:style-name="P21">b</text:p>
          </table:table-cell>
        </table:table-row>
        <table:table-row>
          <table:table-cell table:style-name="Table1.A2" office:value-type="string">
            <text:p text:style-name="P21">q0</text:p>
          </table:table-cell>
          <table:table-cell table:style-name="Table1.A2" office:value-type="string">
            <text:p text:style-name="P20">{q0, q1}</text:p>
          </table:table-cell>
          <table:table-cell table:style-name="Table1.C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21">q1</text:p>
          </table:table-cell>
          <table:table-cell table:style-name="Table1.A2" office:value-type="string">
            <text:p text:style-name="P20">0</text:p>
          </table:table-cell>
          <table:table-cell table:style-name="Table1.C2" office:value-type="string">
            <text:p text:style-name="P20">{q1, q2}</text:p>
          </table:table-cell>
        </table:table-row>
        <table:table-row>
          <table:table-cell table:style-name="Table1.A2" office:value-type="string">
            <text:p text:style-name="P21">q2</text:p>
          </table:table-cell>
          <table:table-cell table:style-name="Table1.A2" office:value-type="string">
            <text:p text:style-name="P20">{q0, q1}</text:p>
          </table:table-cell>
          <table:table-cell table:style-name="Table1.C2" office:value-type="string">
            <text:p text:style-name="P20">0</text:p>
          </table:table-cell>
        </table:table-row>
      </table:table>
      <text:p text:style-name="P10">(b)</text:p>
      <text:p text:style-name="P13">[q0, aaabb] ⊢ [q0, aabb] ⊢ [q0, abb] ⊢ [q1, bb] ⊢ [q1, b] ⊢ [q2, lambda]</text:p>
      <text:p text:style-name="P10">(c) Yes.</text:p>
      <text:p text:style-name="P10">(d) (a+b+)+</text:p>
      <text:p text:style-name="P6"/>
      <text:p text:style-name="P18">25.</text:p>
      <text:p text:style-name="P10"><draw:g text:anchor-type="paragraph" draw:z-index="4" draw:style-name="gr1"><draw:custom-shape draw:style-name="gr95" draw:text-style-name="P23" draw:id="id23" svg:width="0.528in" svg:height="0.528in" svg:x="0.6839in" svg:y="0.4087in"><text:p text:style-name="P22"><text:span text:style-name="T9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96" draw:text-style-name="P23" draw:id="id24" svg:width="0.528in" svg:height="0.528in" svg:x="1.6559in" svg:y="0.4087in"><text:p text:style-name="P22"><text:span text:style-name="T9">q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97" draw:text-style-name="P23" draw:id="id26" svg:width="0.528in" svg:height="0.528in" svg:x="2.6839in" svg:y="0.4087in"><text:p text:style-name="P22"><text:span text:style-name="T9">q3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98" draw:text-style-name="P23" draw:id="id27" svg:width="0.528in" svg:height="0.528in" svg:x="1.6839in" svg:y="1.4087in"><text:p text:style-name="P22"><text:span text:style-name="T9">q4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99" draw:text-style-name="P23" draw:id="id25" svg:width="0.528in" svg:height="0.528in" svg:x="0.6839in" svg:y="1.4087in"><text:p text:style-name="P22"><text:span text:style-name="T9">q3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100" draw:text-style-name="P24" draw:type="line" svg:x1="1.2118in" svg:y1="0.672in" svg:x2="1.6563in" svg:y2="0.672in" draw:start-shape="id23" draw:start-glue-point="10" draw:end-shape="id24" draw:end-glue-point="6" svg:d="m1745 968h640"><text:p/></draw:connector><draw:connector draw:style-name="gr101" draw:text-style-name="P24" draw:type="line" svg:x1="0.9472in" svg:y1="0.9366in" svg:x2="0.9472in" svg:y2="1.4087in" draw:start-shape="id23" draw:start-glue-point="8" draw:end-shape="id25" draw:end-glue-point="4" svg:d="m1364 1349v680"><text:p/></draw:connector><draw:frame draw:style-name="gr102" draw:text-style-name="P26" svg:width="0.2913in" svg:height="0.2835in" svg:x="1.1839in" svg:y="0.4366in"><draw:text-box><text:p text:style-name="P25"><text:span text:style-name="T9">b</text:span></text:p></draw:text-box></draw:frame><draw:frame draw:style-name="gr103" draw:text-style-name="P26" svg:width="0.2913in" svg:height="0.2835in" svg:x="0.6839in" svg:y="0.9012in"><draw:text-box><text:p text:style-name="P25"><text:span text:style-name="T9">a</text:span></text:p></draw:text-box></draw:frame><draw:connector draw:style-name="gr104" draw:text-style-name="P24" draw:type="line" svg:x1="2.1059in" svg:y1="0.485in" svg:x2="2.7602in" svg:y2="0.485in" draw:start-shape="id24" draw:start-glue-point="11" draw:end-shape="id26" draw:end-glue-point="5" svg:d="m3033 699h942"><text:p/></draw:connector><draw:frame draw:style-name="gr105" draw:text-style-name="P26" svg:width="0.5413in" svg:height="0.2835in" svg:x="1.9339in" svg:y="0.1866in"><draw:text-box><text:p text:style-name="P25"><text:span text:style-name="T9">a, b</text:span></text:p></draw:text-box></draw:frame><draw:connector draw:style-name="gr106" draw:text-style-name="P24" draw:type="line" svg:x1="2.7602in" svg:y1="0.8587in" svg:x2="2.1059in" svg:y2="0.8587in" draw:start-shape="id26" draw:start-glue-point="7" draw:end-shape="id24" draw:end-glue-point="9" svg:d="m3975 1237h-942"><text:p/></draw:connector><draw:frame draw:style-name="gr107" draw:text-style-name="P26" svg:width="0.2913in" svg:height="0.2835in" svg:x="2.3146in" svg:y="0.8228in"><draw:text-box><text:p text:style-name="P25"><text:span text:style-name="T9">b</text:span></text:p></draw:text-box></draw:frame><draw:connector draw:style-name="gr108" draw:text-style-name="P24" draw:type="line" svg:x1="1.1339in" svg:y1="1.485in" svg:x2="1.7602in" svg:y2="1.485in" draw:start-shape="id25" draw:start-glue-point="11" draw:end-shape="id27" draw:end-glue-point="5" svg:d="m1633 2139h902"><text:p/></draw:connector><draw:frame draw:style-name="gr109" draw:text-style-name="P26" svg:width="0.5413in" svg:height="0.2835in" svg:x="1.1823in" svg:y="1.2264in"><draw:text-box><text:p text:style-name="P25"><text:span text:style-name="T9">a, b</text:span></text:p></draw:text-box></draw:frame><draw:connector draw:style-name="gr110" draw:text-style-name="P24" draw:type="line" svg:x1="1.7602in" svg:y1="1.8587in" svg:x2="1.1339in" svg:y2="1.8587in" draw:start-shape="id27" draw:start-glue-point="7" draw:end-shape="id25" draw:end-glue-point="9" svg:d="m2535 2677h-902"><text:p/></draw:connector><draw:frame draw:style-name="gr111" draw:text-style-name="P26" svg:width="0.2913in" svg:height="0.2835in" svg:x="1.2622in" svg:y="1.8228in"><draw:text-box><text:p text:style-name="P25"><text:span text:style-name="T9">a</text:span></text:p></draw:text-box></draw:frame><draw:custom-shape draw:style-name="gr112" draw:text-style-name="P23" svg:width="0.3441in" svg:height="0.3441in" svg:x="2.7618in" svg:y="0.515in"><text:p text:style-name="P22"><text:span text:style-name="T9">q2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113" draw:text-style-name="P23" svg:width="0.3441in" svg:height="0.3441in" svg:x="1.7618in" svg:y="1.5146in"><text:p text:style-name="P22"><text:span text:style-name="T9">q4</text:span></text:p><draw:enhanced-geometry svg:viewBox="0 0 21600 21600" draw:mirror-vertical="false" draw:mirror-horizontal="false" draw:glue-points="10800 0 3160 3160 0 10800 3160 18440 10800 21600 18440 18440 21600 10800 18440 3160" draw:text-areas="3200 3200 18400 18400" draw:type="ellipse"/></draw:custom-shape></draw:g>(d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5"/>
      <text:p text:style-name="P7"><text:span text:style-name="T8">Prove that for any DFA M, any two strings u and v, and any state q in M: delta-hat(q,uv) = delta-hat(delta-hat(q,u),v). Hint. Use induction on v.</text:span></text:p>
      <text:p text:style-name="P7"><text:span text:style-name="T2"/></text:p>
      <text:p text:style-name="P8"><text:span text:style-name="T1">Basis:</text:span></text:p>
      <text:p text:style-name="P9"><text:span text:style-name="T6">u = lambda, v = lambda</text:span></text:p>
      <text:p text:style-name="P9"><text:span text:style-name="T1">d^(q, lambdalambda) = d^(q, lambda) = q</text:span></text:p>
      <text:p text:style-name="P9"><text:span text:style-name="T1">d^(d^(q, u), v) = d^(d^(q, lambda), lambda) = d^(q, lambda) = q</text:span></text:p>
      <text:p text:style-name="P9"><text:span text:style-name="T1"/></text:p>
      <text:p text:style-name="P9"><text:span text:style-name="T6">u = lambda, v is an element of sigma and length(v) = 1</text:span></text:p>
      <text:p text:style-name="P9"><text:span text:style-name="T1">d^(q, lambdav) = d^(q, v) = d(q,v)</text:span></text:p>
      <text:p text:style-name="P9"><text:span text:style-name="T1">d^(d^(q,lambda),v) = d^(q,v) = d(q,v)</text:span></text:p>
      <text:p text:style-name="P9"><text:span text:style-name="T6">u is an element of sigma and length(u) = 1 and v = lambda</text:span></text:p>
      <text:p text:style-name="P9"><text:span text:style-name="T1">d^(q, ulambda) = d^(q, u) = d^(q,u)</text:span></text:p>
      <text:p text:style-name="P9"><text:span text:style-name="T1">d^(d^(q,u), lambda) = d^(q,u) = d(q,u)</text:span></text:p>
      <text:p text:style-name="P9"><text:span text:style-name="T1"/></text:p>
      <text:p text:style-name="P8"><text:span text:style-name="T1">Inductive hypthesis:</text:span></text:p>
      <text:p text:style-name="P9"><text:span text:style-name="T1">d^(q,uv) = d^(d^(q,u),v) for all for all strings where the length of v is less or equal to n.</text:span></text:p>
      <text:p text:style-name="P9"><text:span text:style-name="T1"/></text:p>
      <text:p text:style-name="P8"><text:span text:style-name="T1">Induction:</text:span></text:p>
      <text:p text:style-name="P8"><text:span text:style-name="T2">if v is length n+1, we can call it wa where length(a) = 1. Thus:</text:span></text:p>
      <text:p text:style-name="P8"><text:span text:style-name="T2">d^(q, uwa) = d(d^(q, uw), a) = d(d^(d^(q, u), w) a)</text:span></text:p>
      <text:p text:style-name="P8"><text:span text:style-name="T2"/></text:p>
      <text:p text:style-name="P8"><text:span text:style-name="T2">d^(q, uwa)</text:span></text:p>
      <text:p text:style-name="P8"><text:span text:style-name="T2">=</text:span></text:p>
      <text:p text:style-name="P8"><text:span text:style-name="T2">d(d^(q, uw), a)<text:tab/> [def. 5.2.4]</text:span></text:p>
      <text:p text:style-name="P8"><text:span text:style-name="T2">=</text:span></text:p>
      <text:p text:style-name="P8"><text:span text:style-name="T2">d(d^(d^(q, u), w), a)<text:tab/>[Inductive hypothesis]</text:span></text:p>
      <text:p text:style-name="P8"><text:span text:style-name="T2"/></text:p>
      <text:p text:style-name="P8"><text:span text:style-name="T2">d^(d^(q, u), wa)</text:span></text:p>
      <text:p text:style-name="P8"><text:span text:style-name="T2">=</text:span></text:p>
      <text:p text:style-name="P8"><text:span text:style-name="T2">d(d^(d^(q,u), w), a)<text:tab/><text:tab/>[def. 5.2.4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sans-serif" svg:font-family="sans-serif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Set 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creator>jb</dc:creator>
    <dc:date>2010-12-05T16:26:48</dc:date>
    <meta:editing-cycles>397</meta:editing-cycles>
    <meta:editing-duration>PT7H55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94" meta:word-count="370" meta:character-count="1605"/>
  </office:meta>
</office:document-meta>
</file>